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81cm"/>
    </style:style>
    <style:style style:name="Tabla1.B" style:family="table-column">
      <style:table-column-properties style:column-width="5.186cm"/>
    </style:style>
    <style:style style:name="Tabla1.C" style:family="table-column">
      <style:table-column-properties style:column-width="8.017cm"/>
    </style:style>
    <style:style style:name="Tabla1.A1" style:family="table-cell">
      <style:table-cell-properties fo:padding="0.097cm" fo:border-left="0.25pt solid #000000" fo:border-right="none" fo:border-top="0.25pt solid #000000" fo:border-bottom="0.25pt solid #000000" style:writing-mode="lr-tb"/>
    </style:style>
    <style:style style:name="Tabla1.C1" style:family="table-cell">
      <style:table-cell-properties fo:padding="0.097cm" fo:border="0.25pt solid #000000" style:writing-mode="lr-tb"/>
    </style:style>
    <style:style style:name="Tabla1.A2" style:family="table-cell">
      <style:table-cell-properties fo:padding="0.097cm" fo:border-left="0.25pt solid #000000" fo:border-right="none" fo:border-top="none" fo:border-bottom="0.25pt solid #000000" style:writing-mode="lr-tb"/>
    </style:style>
    <style:style style:name="Tabla1.C2" style:family="table-cell">
      <style:table-cell-properties fo:padding="0.097cm" fo:border-left="0.25pt solid #000000" fo:border-right="0.25pt solid #000000" fo:border-top="none" fo:border-bottom="0.25pt solid #000000" style:writing-mode="lr-tb"/>
    </style:style>
    <style:style style:name="Tabla1.9" style:family="table-row">
      <style:table-row-properties style:min-row-height="1.058cm" style:use-optimal-row-height="false"/>
    </style:style>
    <style:style style:name="Tabla2" style:family="table">
      <style:table-properties style:width="17.013cm" fo:margin-left="0cm" table:align="left"/>
    </style:style>
    <style:style style:name="Tabla2.A" style:family="table-column">
      <style:table-column-properties style:column-width="3.81cm"/>
    </style:style>
    <style:style style:name="Tabla2.B" style:family="table-column">
      <style:table-column-properties style:column-width="5.186cm"/>
    </style:style>
    <style:style style:name="Tabla2.C" style:family="table-column">
      <style:table-column-properties style:column-width="8.017cm"/>
    </style:style>
    <style:style style:name="Tabla2.A1" style:family="table-cell">
      <style:table-cell-properties fo:padding="0.097cm" fo:border-left="0.25pt solid #000000" fo:border-right="none" fo:border-top="0.25pt solid #000000" fo:border-bottom="0.25pt solid #000000" style:writing-mode="lr-tb"/>
    </style:style>
    <style:style style:name="Tabla2.C1" style:family="table-cell">
      <style:table-cell-properties fo:padding="0.097cm" fo:border="0.25pt solid #000000" style:writing-mode="lr-tb"/>
    </style:style>
    <style:style style:name="Tabla2.A2" style:family="table-cell">
      <style:table-cell-properties fo:padding="0.097cm" fo:border-left="0.25pt solid #000000" fo:border-right="none" fo:border-top="none" fo:border-bottom="0.25pt solid #000000" style:writing-mode="lr-tb"/>
    </style:style>
    <style:style style:name="Tabla2.C2" style:family="table-cell">
      <style:table-cell-properties fo:padding="0.097cm" fo:border-left="0.25pt solid #000000" fo:border-right="0.25pt solid #000000" fo:border-top="none" fo:border-bottom="0.25pt solid #000000" style:writing-mode="lr-tb"/>
    </style:style>
    <style:style style:name="P1" style:family="paragraph" style:parent-style-name="Normal">
      <style:paragraph-properties fo:break-before="page"/>
    </style:style>
    <style:style style:name="P2" style:family="paragraph" style:parent-style-name="Text_20_body">
      <style:text-properties fo:language="eu" fo:country="ES"/>
    </style:style>
    <style:style style:name="P3" style:family="paragraph" style:parent-style-name="Text_20_body">
      <style:text-properties fo:language="eu" fo:country="ES" style:text-underline-style="solid" style:text-underline-width="auto" style:text-underline-color="font-color" style:text-underline-mode="continuous" style:text-overline-mode="continuous" style:text-line-through-mode="continuous"/>
    </style:style>
    <style:style style:name="P4" style:family="paragraph" style:parent-style-name="Text_20_body">
      <style:paragraph-properties fo:text-align="end" style:justify-single-word="false"/>
      <style:text-properties style:font-name="Calibri" fo:language="eu" fo:country="ES" fo:font-weight="bold" style:font-weight-asian="bold" style:font-name-complex="Calibri"/>
    </style:style>
    <style:style style:name="P5" style:family="paragraph" style:parent-style-name="Text_20_body">
      <style:paragraph-properties fo:text-align="end" style:justify-single-word="false"/>
    </style:style>
    <style:style style:name="P6" style:family="paragraph" style:parent-style-name="Table_20_Contents">
      <style:text-properties fo:language="eu" fo:country="ES"/>
    </style:style>
    <style:style style:name="P7" style:family="paragraph" style:parent-style-name="Título_20_1">
      <style:text-properties fo:language="eu" fo:country="ES"/>
    </style:style>
    <style:style style:name="P8" style:family="paragraph" style:parent-style-name="Título_20_3">
      <style:text-properties fo:language="eu" fo:country="ES"/>
    </style:style>
    <style:style style:name="P9" style:family="paragraph" style:parent-style-name="Text_20_body" style:list-style-name="L1">
      <style:text-properties fo:language="eu" fo:country="ES"/>
    </style:style>
    <style:style style:name="P10" style:family="paragraph" style:parent-style-name="Text_20_body">
      <style:text-properties fo:language="eu" fo:country="ES" officeooo:paragraph-rsid="001e9e44"/>
    </style:style>
    <style:style style:name="P11" style:family="paragraph" style:parent-style-name="Puesto" style:master-page-name="MP0">
      <style:paragraph-properties fo:text-align="start" style:justify-single-word="false" style:page-number="auto" fo:break-before="page"/>
      <style:text-properties fo:language="eu" fo:country="ES"/>
    </style:style>
    <style:style style:name="T1" style:family="text">
      <style:text-properties style:font-name="Calibri" fo:language="eu" fo:country="ES" fo:font-weight="bold" style:font-weight-asian="bold" style:font-name-complex="Calibri"/>
    </style:style>
    <style:style style:name="T2" style:family="text">
      <style:text-properties officeooo:rsid="00183b1f"/>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officeooo:rsid="0019e20e"/>
    </style:style>
    <style:style style:name="T6" style:family="text">
      <style:text-properties officeooo:rsid="001b54b9"/>
    </style:style>
    <style:style style:name="T7" style:family="text">
      <style:text-properties officeooo:rsid="001cddd4"/>
    </style:style>
    <style:style style:name="T8" style:family="text">
      <style:text-properties officeooo:rsid="001db242"/>
    </style:style>
    <style:style style:name="T9" style:family="text">
      <style:text-properties officeooo:rsid="001e9e44"/>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osta aplikazioa</text:p>
      <text:h text:style-name="P7" text:outline-level="1">DESKRIBAPENA</text:h>
      <text:p text:style-name="P2">Garatuko dugun aplikazioa posta-elektronikoko bezero-zerbitzaria da. Zerbitzu hau erabiltzeko, hasieran saioa hasi beharko da, zure erabiltzailea eta pasahitza sartuz. Datu hauek zuzenak badira, mezuak idazteko, mezu berriak dituzun edo jasotako mezuak ikusteko edota ezabatzeko aukera izango duzu. Aplikazioak TCP garraio mailako protokoloa erabiliko du, <text:span text:style-name="T2">mezueak fitxategi-eran bidaliko direlako.</text:span></text:p>
      <text:h text:style-name="P7" text:outline-level="1">PROTOKOLOA</text:h>
      <text:h text:style-name="P8" text:outline-level="3">Sintaxia eta semantika</text:h>
      <text:p text:style-name="P2">Komandoak, erantzunak, parametroak eta mezuak ASCII kodeko karaktere-kateak izango dira. Komandoek 4 karakterez osatuta egongo dira; erantzunak, aldiz 2 karaketerez. Komando eta erantzun baten ondoren parametroak (egotekotan) banaketarik gabe joango dira. Parametroen arteko banaketa egiteko “@” karakterea erabiliko da kokatxorik gabe (LGIN komandoan bakarrik), eta era berean mezuen amaiera adierazteko “%” karakterea erabiliko dugu.</text:p>
      <text:p text:style-name="P2">Gure aplikazioaren sintaxia zehatzagoa izateko, jarraibide hauek kontuan izango ditugu:</text:p>
      <text:list xml:id="list5621397614397835947" text:style-name="L1">
        <text:list-item>
          <text:p text:style-name="P9">LGIN, LGOU, TEXT eta REMV komandoek OK erantzuna itxarongo dute, guztia ondo doala jakiteko.</text:p>
        </text:list-item>
        <text:list-item>
          <text:p text:style-name="P9">RFSH, INBX, SENT eta OPEN komandoek TX erantzuna itxarongo dute, beharrezko parametroetaz lagunduta.</text:p>
        </text:list-item>
        <text:list-item>
          <text:p text:style-name="P9">Edozein komandok arazo bat sortu badu, ER erantzuna jasoko dugu errore kodearekin.</text:p>
        </text:list-item>
        <text:list-item>
          <text:p text:style-name="P9">OPEN eta REMV komandoak erabiltzeko “i” edo “s” letra xehea + INBX eta SENT komandoak itzulitako indizeak erabilita, mezu baten edukia ikusiko dugu edo mezua ezabatuko dugu, adibidez”OPENs012”, “REMVs003”, “OPENi054”, “REMVi007”… Aipatzekoa da beti indizea 3 zifra izan behar dituela, nahiz eta batzuk 0-ak izan.</text:p>
        </text:list-item>
        <text:list-item>
          <text:p text:style-name="P9">Mezuen sintaxia honelakoa izan beharko da (3 lerro gutxienez, lerroak banatzeko \r\n):</text:p>
          <text:list>
            <text:list-item>
              <text:p text:style-name="P9">1. lerroan hartzailearen erabiltzaile-izena egongo da.</text:p>
            </text:list-item>
            <text:list-item>
              <text:p text:style-name="P9">2. lerroa gaia adierazteko erabiliko da (aukerakoa baina lerroa egon behar da, nahiz eta hutsik egon).</text:p>
            </text:list-item>
            <text:list-item>
              <text:p text:style-name="P9">3. lerrotik aurrera, mezua bera egongo da, nahi adina lerro <text:span text:style-name="T5">egon</text:span> daitezke. </text:p>
            </text:list-item>
          </text:list>
        </text:list-item>
      </text:list>
      <text:p text:style-name="P2"/>
      <text:p text:style-name="P2"/>
      <text:p text:style-name="P1"/>
      <text:h text:style-name="P8" text:outline-level="3">KOMANDOAK</text:h>
      <table:table table:name="Tabla1" table:style-name="Tabla1">
        <table:table-column table:style-name="Tabla1.A"/>
        <table:table-column table:style-name="Tabla1.B"/>
        <table:table-column table:style-name="Tabla1.C"/>
        <table:table-row>
          <table:table-cell table:style-name="Tabla1.A1" office:value-type="string">
            <text:p text:style-name="P6">KOMANDOA</text:p>
          </table:table-cell>
          <table:table-cell table:style-name="Tabla1.A1" office:value-type="string">
            <text:p text:style-name="P6">PARAMETROA</text:p>
          </table:table-cell>
          <table:table-cell table:style-name="Tabla1.C1" office:value-type="string">
            <text:p text:style-name="P6">SEMANTIKA</text:p>
          </table:table-cell>
        </table:table-row>
        <table:table-row>
          <table:table-cell table:style-name="Tabla1.A2" office:value-type="string">
            <text:p text:style-name="P6">LGIN</text:p>
          </table:table-cell>
          <table:table-cell table:style-name="Tabla1.A2" office:value-type="string">
            <text:p text:style-name="P6">Erabiltzailea + pasahitza</text:p>
          </table:table-cell>
          <table:table-cell table:style-name="Tabla1.C2" office:value-type="string">
            <text:p text:style-name="P6">Saioa hasteko erabiltzen da, erabiltzailearen izena eta pasahitza pasatuz.</text:p>
          </table:table-cell>
        </table:table-row>
        <table:table-row>
          <table:table-cell table:style-name="Tabla1.A2" office:value-type="string">
            <text:p text:style-name="P6">LGOU</text:p>
          </table:table-cell>
          <table:table-cell table:style-name="Tabla1.A2" office:value-type="string">
            <text:p text:style-name="P6">-</text:p>
          </table:table-cell>
          <table:table-cell table:style-name="Tabla1.C2" office:value-type="string">
            <text:p text:style-name="P6">Irekitako saioa ixten du.</text:p>
          </table:table-cell>
        </table:table-row>
        <table:table-row>
          <table:table-cell table:style-name="Tabla1.A2" office:value-type="string">
            <text:p text:style-name="P6">TEXT</text:p>
          </table:table-cell>
          <table:table-cell table:style-name="Tabla1.A2" office:value-type="string">
            <text:p text:style-name="P6">fitxategiHelbide</text:p>
          </table:table-cell>
          <table:table-cell table:style-name="Tabla1.C2" office:value-type="string">
            <text:p text:style-name="P6">Mezua gordetzen duen testu-fitxategia bidaliko du</text:p>
          </table:table-cell>
        </table:table-row>
        <table:table-row>
          <table:table-cell table:style-name="Tabla1.A2" office:value-type="string">
            <text:p text:style-name="P6">RFSH</text:p>
          </table:table-cell>
          <table:table-cell table:style-name="Tabla1.A2" office:value-type="string">
            <text:p text:style-name="P6">-</text:p>
          </table:table-cell>
          <table:table-cell table:style-name="Tabla1.C2" office:value-type="string">
            <text:p text:style-name="P6">Mezu berririk dagoen ala ez <text:span text:style-name="T6">jakiteko erabiltzen da. </text:span></text:p>
          </table:table-cell>
        </table:table-row>
        <table:table-row>
          <table:table-cell table:style-name="Tabla1.A2" office:value-type="string">
            <text:p text:style-name="P6">INBX</text:p>
          </table:table-cell>
          <table:table-cell table:style-name="Tabla1.A2" office:value-type="string">
            <text:p text:style-name="P6">-</text:p>
          </table:table-cell>
          <table:table-cell table:style-name="Tabla1.C2" office:value-type="string">
            <text:p text:style-name="P6">Erabiltzailearen sarrera-ontziko mezu guztien datuak <text:span text:style-name="T6">eskatuko ditu.</text:span></text:p>
          </table:table-cell>
        </table:table-row>
        <table:table-row>
          <table:table-cell table:style-name="Tabla1.A2" office:value-type="string">
            <text:p text:style-name="P6">SENT</text:p>
          </table:table-cell>
          <table:table-cell table:style-name="Tabla1.A2" office:value-type="string">
            <text:p text:style-name="P6">-</text:p>
          </table:table-cell>
          <table:table-cell table:style-name="Tabla1.C2" office:value-type="string">
            <text:p text:style-name="P6">Erabiltzaileak bidalitako mezu guztien datuak <text:span text:style-name="T6">eskatuko ditu.</text:span></text:p>
          </table:table-cell>
        </table:table-row>
        <table:table-row>
          <table:table-cell table:style-name="Tabla1.A2" office:value-type="string">
            <text:p text:style-name="P6">OPEN</text:p>
          </table:table-cell>
          <table:table-cell table:style-name="Tabla1.A2" office:value-type="string">
            <text:p text:style-name="P6">“s” edo “i” + indizea</text:p>
          </table:table-cell>
          <table:table-cell table:style-name="Tabla1.C2" office:value-type="string">
            <text:p text:style-name="P6">INBX edo SENT komandoen bitartez lortutako indizea erabilita, mezu baten edukia <text:span text:style-name="T6">eskatzen du.</text:span></text:p>
          </table:table-cell>
        </table:table-row>
        <table:table-row table:style-name="Tabla1.9">
          <table:table-cell table:style-name="Tabla1.A2" office:value-type="string">
            <text:p text:style-name="P6">REMV</text:p>
          </table:table-cell>
          <table:table-cell table:style-name="Tabla1.A2" office:value-type="string">
            <text:p text:style-name="P6">“s” edo “i” + indizea</text:p>
          </table:table-cell>
          <table:table-cell table:style-name="Tabla1.C2" office:value-type="string">
            <text:p text:style-name="P6">INBX edo SENT komandoen bitartez lortutako indizea erabilita, mezu bat eza<text:span text:style-name="T6">bapena eskatuko du.</text:span></text:p>
          </table:table-cell>
        </table:table-row>
      </table:table>
      <text:p text:style-name="P2"/>
      <text:h text:style-name="P8" text:outline-level="3">ERANTZUNAK</text:h>
      <table:table table:name="Tabla2" table:style-name="Tabla2">
        <table:table-column table:style-name="Tabla2.A"/>
        <table:table-column table:style-name="Tabla2.B"/>
        <table:table-column table:style-name="Tabla2.C"/>
        <table:table-row>
          <table:table-cell table:style-name="Tabla2.A1" office:value-type="string">
            <text:p text:style-name="P6">ERANTZUNA</text:p>
          </table:table-cell>
          <table:table-cell table:style-name="Tabla2.A1" office:value-type="string">
            <text:p text:style-name="P6">PARAMETROAK</text:p>
          </table:table-cell>
          <table:table-cell table:style-name="Tabla2.C1" office:value-type="string">
            <text:p text:style-name="P6">SEMANTIKA</text:p>
          </table:table-cell>
        </table:table-row>
        <table:table-row>
          <table:table-cell table:style-name="Tabla2.A2" office:value-type="string">
            <text:p text:style-name="P6">OK</text:p>
          </table:table-cell>
          <table:table-cell table:style-name="Tabla2.A2" office:value-type="string">
            <text:p text:style-name="P6">-</text:p>
          </table:table-cell>
          <table:table-cell table:style-name="Tabla2.C2" office:value-type="string">
            <text:p text:style-name="P6">Guztia ondo joan dela adierazten du.</text:p>
          </table:table-cell>
        </table:table-row>
        <table:table-row>
          <table:table-cell table:style-name="Tabla2.A2" office:value-type="string">
            <text:p text:style-name="P6">TX</text:p>
          </table:table-cell>
          <table:table-cell table:style-name="Tabla2.A2" office:value-type="string">
            <text:p text:style-name="P6">mezuKop edo</text:p>
            <text:p text:style-name="P6"/>
            <text:p text:style-name="P6">mezuenLista edo</text:p>
            <text:p text:style-name="P6"/>
            <text:p text:style-name="P6">fitxategia</text:p>
          </table:table-cell>
          <table:table-cell table:style-name="Tabla2.C2" office:value-type="string">
            <text:p text:style-name="P6">RFSH komadoa ondo badoa, zenbat mezu irakurri gabe dauden adieraziko du.</text:p>
            <text:p text:style-name="P6">INBX edo SENT komandoak ondo badoaz, mezu guztien lista itzuliko du.</text:p>
            <text:p text:style-name="P6">OPEN komandoa ondo badoa, mezuaren informazioa bidaliko du.</text:p>
          </table:table-cell>
        </table:table-row>
        <table:table-row>
          <table:table-cell table:style-name="Tabla2.A2" office:value-type="string">
            <text:p text:style-name="P6">ER</text:p>
          </table:table-cell>
          <table:table-cell table:style-name="Tabla2.A2" office:value-type="string">
            <text:p text:style-name="P6">Errore-kodea</text:p>
          </table:table-cell>
          <table:table-cell table:style-name="Tabla2.C2" office:value-type="string">
            <text:p text:style-name="P6">Arazo bat suertatu da, eta horren arabera kode bat edo beste bat bidaliko du.</text:p>
          </table:table-cell>
        </table:table-row>
      </table:table>
      <text:p text:style-name="P2"/>
      <text:p text:style-name="P1"/>
      <text:h text:style-name="P8" text:outline-level="3">Prozedurak</text:h>
      <text:p text:style-name="P3">Saioa hasi</text:p>
      <text:p text:style-name="P2">Bezeroak, LGIN komandoa erabiliz <text:span text:style-name="T7">TCP konexio ezarriko du eta</text:span> bere erabiltzailea eta pasahitza bidaliko dizkio aldi berean zerbitzariari, erabiltzailea@pasahitza formatuarekin. Konbinazio zuzena bada, OK erantzuna bidaliko dio zerbitzariak, bestela ER erantzuna <text:span text:style-name="T7">1</text:span> errore-kodearekin.</text:p>
      <text:p text:style-name="P3">Saioa itxi</text:p>
      <text:p text:style-name="P2">Saioa ixteko, erabiltzaileak LGOU komandoa bidaliko dio <text:span text:style-name="T7">z</text:span>erbitzariari. <text:span text:style-name="T7">Zerbitzariak mezu hori jasotzean OK</text:span> <text:span text:style-name="T7">erantzun beharko du eta TCP konexioa itxi beharko da. </text:span>Komando hau heldutakoan bien arteko konexioa itxiko da. Berriro logeatzeko aplikazioa berrabiarazi egin beharko da, bestela ez da erantzunik jasoko.</text:p>
      <text:p text:style-name="P3">Mezu bat bidaltzeko</text:p>
      <text:p text:style-name="P2">Bezeroak TEXT komandoaren bidez bidaliko ditu mezuak. Komando hone<text:span text:style-name="T8">n bitartez bezeroak</text:span> mezua fitxategi baten modun bidaliko d<text:span text:style-name="T8">io </text:span>zerbitzaria<text:span text:style-name="T8">ri</text:span>. Lehenengo lerroan, zein erabiltzaileri bideratuta dagoen adieraziko da, bigarrenean mezuaren gaia, eta hirugarrenetik aurrera mezuaren gorputza, <text:span text:style-name="T9">EOF karakterearik amaitzen den (fitxategia delako)</text:span>. Erroreren bat gertatzekotan ER erantzuna <text:span text:style-name="T7">2</text:span> kodearekin itzuliko da.</text:p>
      <text:p text:style-name="P3">Erabiltzaileak jasotako mezuak ikusteko</text:p>
      <text:p text:style-name="P2">INBX komandoaren bidez jasotako mezu guztien ID kodea, igorlea eta gaia <text:span text:style-name="T9">jasko dira</text:span>. <text:span text:style-name="T9">ID kodeak 3 zifrez osatutako zenbakia izango da.</text:span> Zerbait gaizki joan bada, <text:span text:style-name="T7">3</text:span> errore-kodea itzuliko zaio erabiltzaileari ER erantzunarekin, eta berriro beste komando baten zain geratuko da.</text:p>
      <text:p text:style-name="P3">Erabiltzaileak bidalitako mezuak ikusteko</text:p>
      <text:p text:style-name="P10">SENT komandoaren bidez bidalitako mezu guztien ID kodea, hartzailea eta gaia <text:span text:style-name="T9">jasoko dira</text:span>. <text:span text:style-name="T9">ID kodeak 3 zifrez osatutako zenbakia izango da. </text:span>Zerbait gaizki joan bada, <text:span text:style-name="T7">4</text:span> errore-kodea itzuliko zaio erabiltzaileari, eta berriro beste komando baten zain geratuko da.</text:p>
      <text:p text:style-name="P3">Mezu zehatz bat zabaltzeko</text:p>
      <text:p text:style-name="P10">OPEN komandoa erabiliko da, INBX edo SENT komandoak erabiliz lortutako ID kode bat parametro moduan erabiliz. <text:span text:style-name="T9">ID kodeak 3 zifrez osatutako zenbakia izango da. </text:span>Kodea zuzena bada TX erantzunaren bitartez mezu fitxategia bidaliko dio zerbitzariak, eta <text:span text:style-name="T9">bezeroak</text:span> pantailaratuko du formatu zehatz batean. Errore bat gertatzekotan <text:span text:style-name="T7">5</text:span> kodea jasoko du erabiltzaileak.</text:p>
      <text:p text:style-name="P3">Mezu zehatz bat ezabatzeko</text:p>
      <text:p text:style-name="P2">Mezu bat zabaltzeko erabilitako prozedura berdina erabiliko da, baina REMV komandoa OPENen ordez. Kasu honetan, errore-kodea <text:span text:style-name="T7">6</text:span> izango da.</text:p>
      <text:p text:style-name="P4">Xabier Lecumberri</text:p>
      <text:p text:style-name="P5"><text:span text:style-name="Fuente_20_de_20_párrafo_20_predeter."><text:span text:style-name="T1">Iker Ortiz</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Heading" style:next-style-name="Text_20_body" style:default-outline-level="2">
      <style:paragraph-properties fo:margin-top="0.353cm" fo:margin-bottom="0cm" loext:contextual-spacing="false" fo:hyphenation-ladder-count="no-limit"/>
      <style:text-properties fo:font-weight="bold" style:font-weight-asian="bold" style:font-weight-complex="bold" fo:hyphenate="false"/>
    </style:style>
    <style:style style:name="Título_20_3" style:display-name="Título 3" style:family="paragraph" style:parent-style-name="Heading"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uest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Xabier Lecumberri;Iker Ortiz</meta:initial-creator>
    <meta:creation-date>2016-09-20T21:08:00Z</meta:creation-date>
    <dc:date>2016-10-19T20:26:11.910498851</dc:date>
    <meta:editing-cycles>9</meta:editing-cycles>
    <meta:editing-duration>PT31M</meta:editing-duration>
    <meta:document-statistic meta:table-count="2" meta:image-count="0" meta:object-count="0" meta:page-count="3" meta:paragraph-count="77" meta:word-count="717" meta:character-count="5192" meta:non-whitespace-character-count="4558"/>
    <meta:template xlink:type="simple" xlink:actuate="onRequest" xlink:title="" xlink:href="../../../../tmp/mozilla_iker0/T14_PO01.odt/Normal.dotm"/>
  </office:meta>
</office:document-meta>
</file>